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7/2022<text:bookmark-end text:name="Text14"/></text:p>
            <text:p text:style-name="Normální">KVOP-274/2023<text:bookmark-end text:name="Text2"/></text:p>
            <text:p text:style-name="Normální"><text:bookmark-start text:name="Text6"/>03. 01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Z. A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<text:s/>č. 106/1999 Sb., o svobodném přístupu k informacím</text:h>
      <text:p text:style-name="Základnítext">Vážená paní A.,</text:p>
      <text:p text:style-name="Základnítext">dne 27. prosince 2022 obdržela Kancelář veřejného ochránce práv Vaši žádost o informace. Žádáte o poskytnutí zprávy ve věci sp. zn. 4861/2018/VOP.</text:p>
      <text:p text:style-name="Základnítext"><text:span text:style-name="Silné">Dáváme Vám tyto informace</text:span>:</text:p>
      <text:p text:style-name="P18">Zprávu o šeření<text:s/>ve věci sp. zn. 4861/2018/VOP naleznete v evidenci stanovisek ochránce pod tímto odkazem:<text:s/><text:a xlink:href="https://eso.ochrance.cz/Nalezene/Edit/7976" office:target-frame-name="_top" xlink:show="replace"><text:span text:style-name="Hypertextovýodkaz">https://eso.ochrance.cz</text:span><text:bookmark-start text:name="_Hlt125541252"/><text:bookmark-start text:name="_Hlt125541253"/><text:span text:style-name="Hypertextovýodkaz">/</text:span><text:bookmark-end text:name="_Hlt125541252"/><text:bookmark-end text:name="_Hlt125541253"/><text:span text:style-name="Hypertextovýodkaz">Nalezene/Edit/7976</text:span></text:a>. V evidenci je k dispozici již také závěrečné stanovisko, a to<text:s/>pod tímto odkazem:<text:s/><text:a xlink:href="https://eso.ochrance.cz/Nalezene/Edit/7978" office:target-frame-name="_top" xlink:show="replace"><text:span text:style-name="Hypertextovýodkaz">https://eso.ochrance.cz/Nalezene/Edit/7978</text:span></text:a>.</text:p>
      <text:p text:style-name="Základnítext">S pozdravem</text:p>
      <text:p text:style-name="P19">JUDr. Pavel Pořízek, Ph.D. v. r.</text:p>
      <text:p text:style-name="podpis">vedoucí Kanceláře veřejného ochránce práv</text:p>
      <text:p text:style-name="podpis">(podepsáno elektronicky)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70NK*</text:span></text:p>
        <text:p text:style-name="P12"><text:span text:style-name="T13">KVOPX00D70NK</text:span>KVOPX00D70N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5T11:13:00Z</meta:creation-date>
    <dc:date>2023-01-25T11:20:00Z</dc:date>
    <meta:print-date>2016-06-27T07:08:00Z</meta:print-date>
    <meta:template xlink:href="KVOP_dopis%20vedoucího" xlink:type="simple"/>
    <meta:editing-cycles>4</meta:editing-cycles>
    <meta:editing-duration>PT360S</meta:editing-duration>
    <meta:user-defined meta:name="ContentTypeId">0x010100D3A71DC738674B4893D02C4CA0E22FAC</meta:user-defined>
    <meta:document-statistic meta:page-count="1" meta:paragraph-count="1" meta:word-count="134" meta:character-count="924" meta:row-count="6" meta:non-whitespace-character-count="791"/>
  </office:meta>
</office:document-meta>
</file>